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Times New Roman1"/>
    </style:style>
    <style:style style:name="T2" style:family="text">
      <style:text-properties style:font-name="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sonne ne vous le dira jamais assez : Google est ton ami ! </text:p>
      <text:p text:style-name="Standard"/>
      <text:p text:style-name="Standard">Mais qu'est-ce que Google et êtes vous certain de savoir l'utiliser ? </text:p>
      <text:p text:style-name="Standard"/>
      <text:p text:style-name="Standard">Voici un petit récapitulatif de nitre moteur de recherche préféré. </text:p>
      <text:p text:style-name="Standard"/>
      <text:p text:style-name="Standard">En plus de nous afficher ce que l'on recherche, Google possède une fonction indispensable ; il est capable d'affiner nos résultat de recherche afin d'être au plus proche de ce que nous cherchons. </text:p>
      <text:p text:style-name="Standard"/>
      <text:p text:style-name="Standard">Bien qu'il soit simple et rapide à prendre en main, Google peut avoir besoins d'aide pour trouver le site dont vous rêvez. Pour cela, il existe des formulations propres à Google. </text:p>
      <text:p text:style-name="Standard"/>
      <text:p text:style-name="Standard">Déjà il faut savoir que Google se base seulement sur les lettres standards. Pour lui les majuscules, les accents n'existent pas. Mais par contre, l'ordre des lettres est très importante et détermine le résultat de vos recherches. </text:p>
      <text:p text:style-name="Standard"/>
      <text:p text:style-name="Standard">Il faut surtout être précis. Pour cela deux solutions s'offrent à vous :</text:p>
      <text:p text:style-name="Standard"/>
      <text:p text:style-name="Standard">L'utilisation de Mots ou Phrases Clef.</text:p>
      <text:p text:style-name="Standard"/>
      <text:p text:style-name="Standard">Connaître des symboles qui aident à spécifier votre demande.</text:p>
      <text:p text:style-name="Standard"/>
      <text:p text:style-name="Standard"/>
      <text:p text:style-name="Standard">Les symboles sont nombreux et très utiles pour faire comprendre à Google le résulta attendu. </text:p>
      <text:p text:style-name="Standard"/>
      <text:p text:style-name="Standard">On peut mettre des guillemets autour d'un mot pour indiquer qu'on cherche ce mot en particulier ; pas sont pluriel, son féminin, etc. Exemple : on chercher le mot <text:span text:style-name="T1">"</text:span>gâteau<text:span text:style-name="T1">"</text:span>. </text:p>
      <text:p text:style-name="Standard">On peut également appliquer cette méthode à un groupe de mots. Exemple : on cherche <text:span text:style-name="T1">"</text:span>gâteau au chocolat<text:span text:style-name="T1">"~. </text:span></text:p>
      <text:p text:style-name="Standard">Pour trouver un mot ou son synonyme, on place <text:span text:style-name="T2">~</text:span><text:span text:style-name="T1"> devant le mot et on le met entre []. Exemple : on cherche tout ce qui tourne autour du mot [</text:span><text:span text:style-name="T2">~gâteau]</text:span></text:p>
      <text:p text:style-name="Standard"><text:span text:style-name="T2"/></text:p>
      <text:p text:style-name="Standard"><text:span text:style-name="T1">Pour aider Google, il n'est pas bon d'entrer des phrases ou des questions trop longues. Il faut savoir résumer ce que l'on veut trouver. Pour cela on utilise des Mots Clef. Exemple : au lieu d'écrire « Combien de temps dois-je mettre mon gâteau au four afin de le cuire tout en gardant une pâte moelleuse ? », il est bien plus utiles d'écrire « gâteau temps de cuisson ». </text:span></text:p>
      <text:p text:style-name="Standard"><text:span text:style-name="T1"/></text:p>
      <text:p text:style-name="Standard"><text:span text:style-name="T1">Il est également possible de faire des demandes particulières à Google sans qu'il ait besoin de vous redirigez vers un site intern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lene </meta:initial-creator>
    <meta:creation-date>2019-11-13T20:38:15.16</meta:creation-date>
    <dc:date>2019-11-13T21:01:16.56</dc:date>
    <dc:creator>marlene </dc:creator>
    <meta:editing-duration>PT23M4S</meta:editing-duration>
    <meta:editing-cycles>5</meta:editing-cycles>
    <meta:generator>OpenOffice/4.1.6$Win32 OpenOffice.org_project/416m1$Build-9790</meta:generator>
    <meta:document-statistic meta:table-count="0" meta:image-count="0" meta:object-count="0" meta:page-count="1" meta:paragraph-count="15" meta:word-count="350" meta:character-count="2000"/>
  </office:meta>
</office:document-meta>
</file>